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marker-end="" draw:fill-color="#eeeeee" draw:opacity="100%" draw:textarea-horizontal-align="justify" draw:textarea-vertical-align="middle" draw:auto-grow-height="false" fo:min-height="13cm" fo:min-width="3.775cm"/>
    </style:style>
    <style:style style:name="gr2" style:family="graphic" style:parent-style-name="standard">
      <style:graphic-properties draw:stroke="none" draw:fill-color="#f5cc0c" draw:textarea-horizontal-align="justify" draw:textarea-vertical-align="middle" draw:auto-grow-height="false" fo:min-height="1.677cm" fo:min-width="1.487cm"/>
    </style:style>
    <style:style style:name="gr3" style:family="graphic" style:parent-style-name="standard">
      <style:graphic-properties draw:stroke="none" draw:fill-color="#f5cc0c" draw:textarea-horizontal-align="justify" draw:textarea-vertical-align="middle" draw:auto-grow-height="false" fo:min-height="1.677cm" fo:min-width="1.488cm"/>
    </style:style>
    <style:style style:name="gr4" style:family="graphic" style:parent-style-name="standard">
      <style:graphic-properties draw:stroke="none" draw:fill-color="#f5cc0c" draw:textarea-horizontal-align="justify" draw:textarea-vertical-align="middle" draw:auto-grow-height="false" fo:min-height="1.678cm" fo:min-width="1.488cm"/>
    </style:style>
    <style:style style:name="gr5" style:family="graphic" style:parent-style-name="standard">
      <style:graphic-properties draw:stroke="none" draw:fill-color="#f5cc0c" draw:textarea-horizontal-align="justify" draw:textarea-vertical-align="middle" draw:auto-grow-height="false" fo:min-height="1.677cm" fo:min-width="1.428cm"/>
    </style:style>
    <style:style style:name="gr6" style:family="graphic" style:parent-style-name="standard">
      <style:graphic-properties draw:stroke="none" draw:fill-color="#f5ce0c" draw:textarea-horizontal-align="justify" draw:textarea-vertical-align="middle" draw:auto-grow-height="false" fo:min-height="1.677cm" fo:min-width="1.428cm"/>
    </style:style>
    <style:style style:name="gr7" style:family="graphic" style:parent-style-name="standard">
      <style:graphic-properties draw:stroke="none" draw:fill-color="#f5d00c" draw:textarea-horizontal-align="justify" draw:textarea-vertical-align="middle" draw:auto-grow-height="false" fo:min-height="1.677cm" fo:min-width="1.428cm"/>
    </style:style>
    <style:style style:name="gr8" style:family="graphic" style:parent-style-name="standard">
      <style:graphic-properties draw:stroke="none" draw:fill-color="#f5d20c" draw:textarea-horizontal-align="justify" draw:textarea-vertical-align="middle" draw:auto-grow-height="false" fo:min-height="1.678cm" fo:min-width="1.428cm"/>
    </style:style>
    <style:style style:name="gr9" style:family="graphic" style:parent-style-name="standard">
      <style:graphic-properties draw:stroke="none" draw:fill-color="#f5d40c" draw:textarea-horizontal-align="justify" draw:textarea-vertical-align="middle" draw:auto-grow-height="false" fo:min-height="1.677cm" fo:min-width="1.428cm"/>
    </style:style>
    <style:style style:name="gr10" style:family="graphic" style:parent-style-name="standard">
      <style:graphic-properties draw:stroke="none" draw:fill-color="#f5d60c" draw:textarea-horizontal-align="justify" draw:textarea-vertical-align="middle" draw:auto-grow-height="false" fo:min-height="1.677cm" fo:min-width="1.428cm"/>
    </style:style>
    <style:style style:name="gr11" style:family="graphic" style:parent-style-name="standard">
      <style:graphic-properties draw:stroke="none" draw:fill-color="#cccccc" draw:textarea-horizontal-align="justify" draw:textarea-vertical-align="middle" draw:auto-grow-height="false" fo:min-height="0.193cm" fo:min-width="0.62cm"/>
    </style:style>
    <style:style style:name="gr12" style:family="graphic" style:parent-style-name="standard">
      <style:graphic-properties draw:stroke="none" draw:fill-color="#ff8080" draw:textarea-horizontal-align="justify" draw:textarea-vertical-align="middle" draw:auto-grow-height="false" fo:min-height="0.375cm" fo:min-width="0.751cm"/>
    </style:style>
    <style:style style:name="gr13" style:family="graphic" style:parent-style-name="standard">
      <style:graphic-properties draw:stroke="none" draw:fill-color="#80ff80" draw:textarea-horizontal-align="justify" draw:textarea-vertical-align="middle" draw:auto-grow-height="false" fo:min-height="0.375cm" fo:min-width="0.749cm"/>
    </style:style>
    <style:style style:name="gr14" style:family="graphic" style:parent-style-name="standard">
      <style:graphic-properties draw:stroke="none" draw:fill-color="#8080ff" draw:textarea-horizontal-align="justify" draw:textarea-vertical-align="middle" draw:auto-grow-height="false" fo:min-height="0.375cm" fo:min-width="0.75cm"/>
    </style:style>
    <style:style style:name="P1" style:family="paragraph">
      <loext:graphic-properties draw:fill-color="#eeeeee" draw:opacity="100%"/>
      <style:paragraph-properties fo:text-align="center"/>
    </style:style>
    <style:style style:name="P2" style:family="paragraph">
      <loext:graphic-properties draw:fill-color="#f5cc0c"/>
      <style:paragraph-properties fo:text-align="center"/>
    </style:style>
    <style:style style:name="P3" style:family="paragraph">
      <loext:graphic-properties draw:fill-color="#f5ce0c"/>
      <style:paragraph-properties fo:text-align="center"/>
    </style:style>
    <style:style style:name="P4" style:family="paragraph">
      <loext:graphic-properties draw:fill-color="#f5d00c"/>
      <style:paragraph-properties fo:text-align="center"/>
    </style:style>
    <style:style style:name="P5" style:family="paragraph">
      <loext:graphic-properties draw:fill-color="#f5d20c"/>
      <style:paragraph-properties fo:text-align="center"/>
    </style:style>
    <style:style style:name="P6" style:family="paragraph">
      <loext:graphic-properties draw:fill-color="#f5d40c"/>
      <style:paragraph-properties fo:text-align="center"/>
    </style:style>
    <style:style style:name="P7" style:family="paragraph">
      <loext:graphic-properties draw:fill-color="#f5d60c"/>
      <style:paragraph-properties fo:text-align="center"/>
    </style:style>
    <style:style style:name="P8" style:family="paragraph">
      <style:paragraph-properties fo:margin-left="0.65cm" fo:margin-right="0cm" fo:text-align="center" fo:text-indent="0cm"/>
    </style:style>
    <style:style style:name="P9" style:family="paragraph">
      <loext:graphic-properties draw:fill-color="#cccccc"/>
      <style:paragraph-properties fo:margin-left="0.65cm" fo:margin-right="0cm" fo:text-align="center" fo:text-indent="0cm"/>
      <style:text-properties style:font-name="Inconsolata" fo:font-size="16pt"/>
    </style:style>
    <style:style style:name="P10" style:family="paragraph">
      <style:paragraph-properties fo:margin-left="0cm" fo:margin-right="0.65cm" fo:text-align="center" fo:text-indent="0cm"/>
    </style:style>
    <style:style style:name="P11" style:family="paragraph">
      <loext:graphic-properties draw:fill-color="#cccccc"/>
      <style:paragraph-properties fo:margin-left="0cm" fo:margin-right="0.65cm" fo:text-align="center" fo:text-indent="0cm"/>
      <style:text-properties style:font-name="Inconsolata" fo:font-size="16pt"/>
    </style:style>
    <style:style style:name="P12" style:family="paragraph">
      <style:paragraph-properties fo:text-align="center"/>
    </style:style>
    <style:style style:name="P13" style:family="paragraph">
      <loext:graphic-properties draw:fill-color="#ff8080"/>
      <style:paragraph-properties fo:text-align="center"/>
      <style:text-properties style:font-name="Inconsolata" fo:font-size="16pt"/>
    </style:style>
    <style:style style:name="P14" style:family="paragraph">
      <loext:graphic-properties draw:fill-color="#80ff80"/>
      <style:paragraph-properties fo:text-align="center"/>
      <style:text-properties style:font-name="Inconsolata" fo:font-size="16pt"/>
    </style:style>
    <style:style style:name="P15" style:family="paragraph">
      <loext:graphic-properties draw:fill-color="#8080ff"/>
      <style:paragraph-properties fo:text-align="center"/>
      <style:text-properties style:font-name="Inconsolata" fo:font-size="16pt"/>
    </style:style>
    <style:style style:name="T1" style:family="text">
      <style:text-properties style:font-name="Inconsolata"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4.275cm" svg:height="13.25cm" svg:x="8.333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987cm" svg:height="1.927cm" svg:x="8.574cm" svg:y="1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988cm" svg:height="1.927cm" svg:x="8.573cm" svg:y="3.4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988cm" svg:height="1.927cm" svg:x="8.573cm" svg:y="5.5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988cm" svg:height="1.928cm" svg:x="8.573cm" svg:y="7.7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988cm" svg:height="1.927cm" svg:x="8.573cm" svg:y="9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988cm" svg:height="1.927cm" svg:x="8.573cm" svg:y="12.0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28cm" svg:height="1.927cm" svg:x="10.501cm" svg:y="1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928cm" svg:height="1.927cm" svg:x="10.5cm" svg:y="3.4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.928cm" svg:height="1.927cm" svg:x="10.5cm" svg:y="5.5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1.928cm" svg:height="1.928cm" svg:x="10.5cm" svg:y="7.7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1.928cm" svg:height="1.927cm" svg:x="10.5cm" svg:y="9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1.928cm" svg:height="1.927cm" svg:x="10.5cm" svg:y="12.0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1.302cm" svg:height="0.625cm" svg:x="6.198cm" svg:y="1.916cm">
          <text:p text:style-name="P8"><text:span text:style-name="T1">]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1.302cm" svg:height="0.625cm" svg:x="2.5cm" svg:y="1.916cm">
          <text:p text:style-name="P10"><text:span text:style-name="T1">[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.251cm" svg:height="0.625cm" svg:x="3.125cm" svg:y="1.916cm">
          <text:p text:style-name="P12"><text:span text:style-name="T1">245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249cm" svg:height="0.625cm" svg:x="4.376cm" svg:y="1.916cm">
          <text:p text:style-name="P12"><text:span text:style-name="T1">204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1.25cm" svg:height="0.625cm" svg:x="5.625cm" svg:y="1.916cm">
          <text:p text:style-name="P12"><text:span text:style-name="T1">012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302cm" svg:height="0.625cm" svg:x="6.198cm" svg:y="4.082cm">
          <text:p text:style-name="P8"><text:span text:style-name="T1">]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1.302cm" svg:height="0.625cm" svg:x="2.5cm" svg:y="4.082cm">
          <text:p text:style-name="P10"><text:span text:style-name="T1">[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.251cm" svg:height="0.625cm" svg:x="3.125cm" svg:y="4.082cm">
          <text:p text:style-name="P12"><text:span text:style-name="T1">245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249cm" svg:height="0.625cm" svg:x="4.376cm" svg:y="4.082cm">
          <text:p text:style-name="P12"><text:span text:style-name="T1">204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1.25cm" svg:height="0.625cm" svg:x="5.625cm" svg:y="4.082cm">
          <text:p text:style-name="P12"><text:span text:style-name="T1">012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302cm" svg:height="0.625cm" svg:x="6.198cm" svg:y="6.249cm">
          <text:p text:style-name="P8"><text:span text:style-name="T1">]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1.302cm" svg:height="0.625cm" svg:x="2.5cm" svg:y="6.249cm">
          <text:p text:style-name="P10"><text:span text:style-name="T1">[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.251cm" svg:height="0.625cm" svg:x="3.125cm" svg:y="6.249cm">
          <text:p text:style-name="P12"><text:span text:style-name="T1">245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249cm" svg:height="0.625cm" svg:x="4.376cm" svg:y="6.249cm">
          <text:p text:style-name="P12"><text:span text:style-name="T1">204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1.25cm" svg:height="0.625cm" svg:x="5.625cm" svg:y="6.249cm">
          <text:p text:style-name="P12"><text:span text:style-name="T1">012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302cm" svg:height="0.625cm" svg:x="6.198cm" svg:y="8.416cm">
          <text:p text:style-name="P8"><text:span text:style-name="T1">]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1.302cm" svg:height="0.625cm" svg:x="2.5cm" svg:y="8.416cm">
          <text:p text:style-name="P10"><text:span text:style-name="T1">[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.251cm" svg:height="0.625cm" svg:x="3.125cm" svg:y="8.416cm">
          <text:p text:style-name="P12"><text:span text:style-name="T1">245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249cm" svg:height="0.625cm" svg:x="4.376cm" svg:y="8.416cm">
          <text:p text:style-name="P12"><text:span text:style-name="T1">204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1.25cm" svg:height="0.625cm" svg:x="5.625cm" svg:y="8.416cm">
          <text:p text:style-name="P12"><text:span text:style-name="T1">012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302cm" svg:height="0.625cm" svg:x="6.198cm" svg:y="10.583cm">
          <text:p text:style-name="P8"><text:span text:style-name="T1">]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1.302cm" svg:height="0.625cm" svg:x="2.5cm" svg:y="10.583cm">
          <text:p text:style-name="P10"><text:span text:style-name="T1">[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.251cm" svg:height="0.625cm" svg:x="3.125cm" svg:y="10.583cm">
          <text:p text:style-name="P12"><text:span text:style-name="T1">245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249cm" svg:height="0.625cm" svg:x="4.376cm" svg:y="10.583cm">
          <text:p text:style-name="P12"><text:span text:style-name="T1">204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1.25cm" svg:height="0.625cm" svg:x="5.625cm" svg:y="10.583cm">
          <text:p text:style-name="P12"><text:span text:style-name="T1">012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302cm" svg:height="0.625cm" svg:x="6.198cm" svg:y="12.75cm">
          <text:p text:style-name="P8"><text:span text:style-name="T1">]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1.302cm" svg:height="0.625cm" svg:x="2.5cm" svg:y="12.75cm">
          <text:p text:style-name="P10"><text:span text:style-name="T1">[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.251cm" svg:height="0.625cm" svg:x="3.125cm" svg:y="12.75cm">
          <text:p text:style-name="P12"><text:span text:style-name="T1">245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249cm" svg:height="0.625cm" svg:x="4.376cm" svg:y="12.75cm">
          <text:p text:style-name="P12"><text:span text:style-name="T1">204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1.25cm" svg:height="0.625cm" svg:x="5.625cm" svg:y="12.75cm">
          <text:p text:style-name="P12"><text:span text:style-name="T1">012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302cm" svg:height="0.625cm" svg:x="17.198cm" svg:y="1.916cm">
          <text:p text:style-name="P8"><text:span text:style-name="T1">]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1.302cm" svg:height="0.625cm" svg:x="13.5cm" svg:y="1.916cm">
          <text:p text:style-name="P10"><text:span text:style-name="T1">[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.251cm" svg:height="0.625cm" svg:x="14.125cm" svg:y="1.916cm">
          <text:p text:style-name="P12"><text:span text:style-name="T1">245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249cm" svg:height="0.625cm" svg:x="15.376cm" svg:y="1.916cm">
          <text:p text:style-name="P12"><text:span text:style-name="T1">204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1.25cm" svg:height="0.625cm" svg:x="16.625cm" svg:y="1.916cm">
          <text:p text:style-name="P12"><text:span text:style-name="T1">012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302cm" svg:height="0.625cm" svg:x="17.198cm" svg:y="4.082cm">
          <text:p text:style-name="P8"><text:span text:style-name="T1">]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1.302cm" svg:height="0.625cm" svg:x="13.5cm" svg:y="4.082cm">
          <text:p text:style-name="P10"><text:span text:style-name="T1">[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.251cm" svg:height="0.625cm" svg:x="14.125cm" svg:y="4.082cm">
          <text:p text:style-name="P12"><text:span text:style-name="T1">245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249cm" svg:height="0.625cm" svg:x="15.376cm" svg:y="4.082cm">
          <text:p text:style-name="P12"><text:span text:style-name="T1">206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1.25cm" svg:height="0.625cm" svg:x="16.625cm" svg:y="4.082cm">
          <text:p text:style-name="P12"><text:span text:style-name="T1">012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302cm" svg:height="0.625cm" svg:x="17.198cm" svg:y="6.249cm">
          <text:p text:style-name="P8"><text:span text:style-name="T1">]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1.302cm" svg:height="0.625cm" svg:x="13.5cm" svg:y="6.249cm">
          <text:p text:style-name="P10"><text:span text:style-name="T1">[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.251cm" svg:height="0.625cm" svg:x="14.125cm" svg:y="6.249cm">
          <text:p text:style-name="P12"><text:span text:style-name="T1">245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249cm" svg:height="0.625cm" svg:x="15.376cm" svg:y="6.249cm">
          <text:p text:style-name="P12"><text:span text:style-name="T1">208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1.25cm" svg:height="0.625cm" svg:x="16.625cm" svg:y="6.249cm">
          <text:p text:style-name="P12"><text:span text:style-name="T1">012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302cm" svg:height="0.625cm" svg:x="17.198cm" svg:y="8.416cm">
          <text:p text:style-name="P8"><text:span text:style-name="T1">]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1.302cm" svg:height="0.625cm" svg:x="13.5cm" svg:y="8.416cm">
          <text:p text:style-name="P10"><text:span text:style-name="T1">[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.251cm" svg:height="0.625cm" svg:x="14.125cm" svg:y="8.416cm">
          <text:p text:style-name="P12"><text:span text:style-name="T1">245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249cm" svg:height="0.625cm" svg:x="15.376cm" svg:y="8.416cm">
          <text:p text:style-name="P12"><text:span text:style-name="T1">210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1.25cm" svg:height="0.625cm" svg:x="16.625cm" svg:y="8.416cm">
          <text:p text:style-name="P12"><text:span text:style-name="T1">012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302cm" svg:height="0.625cm" svg:x="17.198cm" svg:y="10.583cm">
          <text:p text:style-name="P8"><text:span text:style-name="T1">]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1.302cm" svg:height="0.625cm" svg:x="13.5cm" svg:y="10.583cm">
          <text:p text:style-name="P10"><text:span text:style-name="T1">[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.251cm" svg:height="0.625cm" svg:x="14.125cm" svg:y="10.583cm">
          <text:p text:style-name="P12"><text:span text:style-name="T1">245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249cm" svg:height="0.625cm" svg:x="15.376cm" svg:y="10.583cm">
          <text:p text:style-name="P12"><text:span text:style-name="T1">212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1.25cm" svg:height="0.625cm" svg:x="16.625cm" svg:y="10.583cm">
          <text:p text:style-name="P12"><text:span text:style-name="T1">012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302cm" svg:height="0.625cm" svg:x="17.198cm" svg:y="12.75cm">
          <text:p text:style-name="P8"><text:span text:style-name="T1">]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1.302cm" svg:height="0.625cm" svg:x="13.5cm" svg:y="12.75cm">
          <text:p text:style-name="P10"><text:span text:style-name="T1">[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.251cm" svg:height="0.625cm" svg:x="14.125cm" svg:y="12.75cm">
          <text:p text:style-name="P12"><text:span text:style-name="T1">245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249cm" svg:height="0.625cm" svg:x="15.376cm" svg:y="12.75cm">
          <text:p text:style-name="P12"><text:span text:style-name="T1">214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1.25cm" svg:height="0.625cm" svg:x="16.625cm" svg:y="12.75cm">
          <text:p text:style-name="P12"><text:span text:style-name="T1">012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" svg:font-family="Inconsolata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5T22:57:49.176255132</meta:creation-date>
    <meta:generator>LibreOffice/5.1.6.2$Linux_X86_64 LibreOffice_project/10m0$Build-2</meta:generator>
    <dc:date>2017-04-15T23:09:05.721196295</dc:date>
    <meta:editing-duration>PT11M16S</meta:editing-duration>
    <meta:editing-cycles>2</meta:editing-cycles>
    <meta:document-statistic meta:object-count="73"/>
  </office:meta>
</office:document-meta>
</file>